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co1" style:family="table-column">
      <style:table-column-properties fo:break-before="auto" style:column-width="95.56pt"/>
    </style:style>
    <style:style style:name="co2" style:family="table-column">
      <style:table-column-properties fo:break-before="auto" style:column-width="160.75pt"/>
    </style:style>
    <style:style style:name="co3" style:family="table-column">
      <style:table-column-properties fo:break-before="auto" style:column-width="97.54pt"/>
    </style:style>
    <style:style style:name="co4" style:family="table-column">
      <style:table-column-properties fo:break-before="auto" style:column-width="64.01pt"/>
    </style:style>
    <style:style style:name="co5" style:family="table-column">
      <style:table-column-properties fo:break-before="auto" style:column-width="87.96pt"/>
    </style:style>
    <style:style style:name="co6" style:family="table-column">
      <style:table-column-properties fo:break-before="auto" style:column-width="66.76pt"/>
    </style:style>
    <style:style style:name="co7" style:family="table-column">
      <style:table-column-properties fo:break-before="auto" style:column-width="125.94pt"/>
    </style:style>
    <style:style style:name="co8" style:family="table-column">
      <style:table-column-properties fo:break-before="auto" style:column-width="156.76pt"/>
    </style:style>
    <style:style style:name="co9" style:family="table-column">
      <style:table-column-properties fo:break-before="auto" style:column-width="168.35pt"/>
    </style:style>
    <style:style style:name="co10" style:family="table-column">
      <style:table-column-properties fo:break-before="auto" style:column-width="79.94pt"/>
    </style:style>
    <style:style style:name="co11" style:family="table-column">
      <style:table-column-properties fo:break-before="auto" style:column-width="41.56pt"/>
    </style:style>
    <style:style style:name="co12" style:family="table-column">
      <style:table-column-properties fo:break-before="auto" style:column-width="163.96pt"/>
    </style:style>
    <style:style style:name="ro1" style:family="table-row">
      <style:table-row-properties style:row-height="23.3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86pt" fo:break-before="auto" style:use-optimal-row-height="false"/>
    </style:style>
    <style:style style:name="ro4" style:family="table-row">
      <style:table-row-properties style:row-height="20.86pt" fo:break-before="auto" style:use-optimal-row-height="true"/>
    </style:style>
    <style:style style:name="ro5" style:family="table-row">
      <style:table-row-properties style:row-height="30.56pt" fo:break-before="auto" style:use-optimal-row-height="true"/>
    </style:style>
    <style:style style:name="ro6" style:family="table-row">
      <style:table-row-properties style:row-height="66.81pt"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84">
      <number:year number:style="long"/>
      <number:text>-</number:text>
      <number:month number:style="long"/>
      <number:text>-</number:text>
      <number:day number:style="long"/>
    </number:date-style>
    <number:boolean-style style:name="N99">
      <number:boolean/>
    </number:boolean-style>
    <style:style style:name="ce8" style:family="table-cell" style:parent-style-name="Default">
      <style:table-cell-properties fo:wrap-option="wrap"/>
    </style:style>
    <style:style style:name="ce2" style:family="table-cell" style:parent-style-name="Default">
      <style:table-cell-properties fo:wrap-option="wrap"/>
    </style:style>
    <style:style style:name="ce11" style:family="table-cell" style:parent-style-name="Default">
      <style:table-cell-properties style:text-align-source="fix" style:repeat-content="false" fo:wrap-option="wrap"/>
      <style:paragraph-properties fo:text-align="start" fo:margin-left="0pt"/>
    </style:style>
    <style:style style:name="ce10" style:family="table-cell" style:parent-style-name="Default">
      <style:table-cell-properties style:text-align-source="fix" style:repeat-content="false" fo:wrap-option="wrap"/>
      <style:paragraph-properties fo:text-align="start" fo:margin-left="0pt"/>
    </style:style>
    <style:style style:name="ce13" style:family="table-cell" style:parent-style-name="Default">
      <style:table-cell-properties style:text-align-source="fix" style:repeat-content="false" fo:wrap-option="wrap"/>
      <style:paragraph-properties fo:text-align="center" fo:margin-left="0pt"/>
    </style:style>
    <style:style style:name="ce14"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84"/>
    <style:style style:name="ce4" style:family="table-cell" style:parent-style-name="Default" style:data-style-name="N38"/>
    <style:style style:name="ce6" style:family="table-cell" style:parent-style-name="Default" style:data-style-name="N99">
      <style:table-cell-properties style:text-align-source="fix" style:repeat-content="false"/>
      <style:paragraph-properties fo:text-align="center" fo:margin-left="0pt"/>
    </style:style>
    <style:style style:name="ce7" style:family="table-cell" style:parent-style-name="Default" style:data-style-name="N99"/>
  </office:automatic-styles>
  <office:body>
    <office:spreadsheet>
      <table:calculation-settings table:automatic-find-labels="false" table:use-regular-expressions="false"/>
      <table:table table:name="browserDescript" table:style-name="ta1">
        <table:table-column table:style-name="co1" table:default-cell-style-name="ce2"/>
        <table:table-column table:style-name="co2" table:default-cell-style-name="ce10"/>
        <table:table-column table:style-name="co3" table:default-cell-style-name="Default"/>
        <table:table-column table:style-name="co4" table:number-columns-repeated="2" table:default-cell-style-name="Default"/>
        <table:table-row table:style-name="ro1">
          <table:table-cell table:style-name="ce8" office:value-type="string" calcext:value-type="string">
            <text:p>name</text:p>
          </table:table-cell>
          <table:table-cell table:style-name="ce11" office:value-type="string" calcext:value-type="string">
            <text:p>title</text:p>
          </table:table-cell>
          <table:table-cell office:value-type="string" calcext:value-type="string">
            <text:p>addondescript</text:p>
          </table:table-cell>
          <table:table-cell table:style-name="ce8" office:value-type="string" calcext:value-type="string">
            <text:p>updatedrecently</text:p>
          </table:table-cell>
          <table:table-cell/>
        </table:table-row>
        <table:table-row table:style-name="ro2">
          <table:table-cell office:value-type="string" calcext:value-type="string">
            <text:p>antdownloader</text:p>
          </table:table-cell>
          <table:table-cell office:value-type="string" calcext:value-type="string">
            <text:p>Ant Video Downloader</text:p>
          </table:table-cell>
          <table:table-cell/>
          <table:table-cell office:value-type="string" calcext:value-type="string">
            <text:p>NO</text:p>
          </table:table-cell>
          <table:table-cell/>
        </table:table-row>
        <table:table-row table:style-name="ro2" table:visibility="filter">
          <table:table-cell office:value-type="string" calcext:value-type="string">
            <text:p>contextSearch</text:p>
          </table:table-cell>
          <table:table-cell office:value-type="string" calcext:value-type="string">
            <text:p>Context Search</text:p>
          </table:table-cell>
          <table:table-cell office:value-type="string" calcext:value-type="string">
            <text:p>Context Search via the context (Right click) menu, making searching alot easier. <text:s/>While Firefox NOW HAS searching in your default search engine, like this.. this addon expands out, allowing you to right click and search any search tool you have installed (Amazon, Ebay, &lt;your favorite search engine&gt;...etc etc)</text:p>
          </table:table-cell>
          <table:table-cell table:number-columns-repeated="2"/>
        </table:table-row>
        <table:table-row table:style-name="ro2" table:visibility="filter">
          <table:table-cell office:value-type="string" calcext:value-type="string">
            <text:p>downloadstatusbar</text:p>
          </table:table-cell>
          <table:table-cell office:value-type="string" calcext:value-type="string">
            <text:p>Download Statusbar</text:p>
          </table:table-cell>
          <table:table-cell office:value-type="string" calcext:value-type="string">
            <text:p>Sends Downloads to the statusbar (Download window that is) … visible even when your browsing the web.</text:p>
          </table:table-cell>
          <table:table-cell table:number-columns-repeated="2"/>
        </table:table-row>
        <table:table-row table:style-name="ro3" table:visibility="filter">
          <table:table-cell table:style-name="Default" office:value-type="string" calcext:value-type="string">
            <text:p>downloadmangertweak</text:p>
          </table:table-cell>
          <table:table-cell office:value-type="string" calcext:value-type="string">
            <text:p>DownloadManagerTweak</text:p>
          </table:table-cell>
          <table:table-cell office:value-type="string" calcext:value-type="string">
            <text:p>"A <text:s/>modification of the Firefox download manager that changes its <text:s/>appearance and allows it to be opened in a separate window, a new tab, <text:s/>or the sidebar."</text:p>
          </table:table-cell>
          <table:table-cell table:number-columns-repeated="2"/>
        </table:table-row>
        <table:table-row table:style-name="ro2" table:visibility="filter">
          <table:table-cell table:style-name="Default" office:value-type="string" calcext:value-type="string">
            <text:p>downloadthemall</text:p>
          </table:table-cell>
          <table:table-cell office:value-type="string" calcext:value-type="string">
            <text:p>DownloadThemAll</text:p>
          </table:table-cell>
          <table:table-cell office:value-type="string" calcext:value-type="string">
            <text:p>Mass downloader plugin</text:p>
          </table:table-cell>
          <table:table-cell/>
          <table:table-cell office:value-type="string" calcext:value-type="string">
            <text:p><text:s text:c="2"/>Mass downloader plugin … I find it VERY useful</text:p>
          </table:table-cell>
        </table:table-row>
        <table:table-row table:style-name="ro2" table:visibility="filter">
          <table:table-cell office:value-type="string" calcext:value-type="string">
            <text:p>febe</text:p>
          </table:table-cell>
          <table:table-cell office:value-type="string" calcext:value-type="string">
            <text:p>FEBE</text:p>
          </table:table-cell>
          <table:table-cell office:value-type="string" calcext:value-type="string">
            <text:p>This will backup various aspects of your Firefox "profile/install" … also it can create a list of your currently installed Themes and Plugins … <text:s/>backup cookies, preferences, and searchbar entries … VERY VERY USEFUL</text:p>
          </table:table-cell>
          <table:table-cell table:number-columns-repeated="2"/>
        </table:table-row>
        <table:table-row table:style-name="ro2">
          <table:table-cell office:value-type="string" calcext:value-type="string">
            <text:p>headermonitor</text:p>
          </table:table-cell>
          <table:table-cell office:value-type="string" calcext:value-type="string">
            <text:p>Header Monitor</text:p>
          </table:table-cell>
          <table:table-cell table:number-columns-repeated="3"/>
        </table:table-row>
        <table:table-row table:style-name="ro2">
          <table:table-cell office:value-type="string" calcext:value-type="string">
            <text:p>headertool</text:p>
          </table:table-cell>
          <table:table-cell office:value-type="string" calcext:value-type="string">
            <text:p>HeaderTool</text:p>
          </table:table-cell>
          <table:table-cell table:number-columns-repeated="3"/>
        </table:table-row>
        <table:table-row table:style-name="ro2">
          <table:table-cell office:value-type="string" calcext:value-type="string">
            <text:p>hidecaption</text:p>
          </table:table-cell>
          <table:table-cell office:value-type="string" calcext:value-type="string">
            <text:p>Hide Caption Titlebar</text:p>
          </table:table-cell>
          <table:table-cell table:number-columns-repeated="3"/>
        </table:table-row>
        <table:table-row table:style-name="ro2">
          <table:table-cell office:value-type="string" calcext:value-type="string">
            <text:p>lazurus</text:p>
          </table:table-cell>
          <table:table-cell office:value-type="string" calcext:value-type="string">
            <text:p>Lazurus: Form Recovery</text:p>
          </table:table-cell>
          <table:table-cell table:number-columns-repeated="3"/>
        </table:table-row>
        <table:table-row table:style-name="ro2">
          <table:table-cell office:value-type="string" calcext:value-type="string">
            <text:p>noscript</text:p>
          </table:table-cell>
          <table:table-cell office:value-type="string" calcext:value-type="string">
            <text:p>Noscript</text:p>
          </table:table-cell>
          <table:table-cell table:number-columns-repeated="3"/>
        </table:table-row>
        <table:table-row table:style-name="ro1">
          <table:table-cell office:value-type="string" calcext:value-type="string">
            <text:p>organizesearchengines</text:p>
          </table:table-cell>
          <table:table-cell office:value-type="string" calcext:value-type="string">
            <text:p>Organize Search Engines</text:p>
          </table:table-cell>
          <table:table-cell table:number-columns-repeated="3"/>
        </table:table-row>
        <table:table-row table:style-name="ro2">
          <table:table-cell office:value-type="string" calcext:value-type="string">
            <text:p>placesmaintence</text:p>
          </table:table-cell>
          <table:table-cell office:value-type="string" calcext:value-type="string">
            <text:p>Places Maintenance </text:p>
          </table:table-cell>
          <table:table-cell table:number-columns-repeated="3"/>
        </table:table-row>
        <table:table-row table:style-name="ro2" table:visibility="filter">
          <table:table-cell office:value-type="string" calcext:value-type="string">
            <text:p>preferencecleaner</text:p>
          </table:table-cell>
          <table:table-cell office:value-type="string" calcext:value-type="string">
            <text:p>Preference Cleaner</text:p>
          </table:table-cell>
          <table:table-cell office:value-type="string" calcext:value-type="string">
            <text:p>Clear preferences (in About:config&gt; Preferences Cleaner from removed addons. Even I was shocked that there were a good number of preferences saved from addons I had removed a long time ago.</text:p>
          </table:table-cell>
          <table:table-cell table:number-columns-repeated="2"/>
        </table:table-row>
        <table:table-row table:style-name="ro2">
          <table:table-cell office:value-type="string" calcext:value-type="string">
            <text:p>privacybadger</text:p>
          </table:table-cell>
          <table:table-cell office:value-type="string" calcext:value-type="string">
            <text:p>Privacy Badger</text:p>
          </table:table-cell>
          <table:table-cell table:number-columns-repeated="3"/>
        </table:table-row>
        <table:table-row table:style-name="ro2" table:visibility="filter">
          <table:table-cell office:value-type="string" calcext:value-type="string">
            <text:p>profileswitcher</text:p>
          </table:table-cell>
          <table:table-cell office:value-type="string" calcext:value-type="string">
            <text:p>Profile Switcher </text:p>
          </table:table-cell>
          <table:table-cell office:value-type="string" calcext:value-type="string">
            <text:p>Last update seems like awhile ago. <text:s/>Nothing Fancy, … just adds a way to easily get to the profile manager AND switch Firefox Profiles in the File Menu</text:p>
          </table:table-cell>
          <table:table-cell table:number-columns-repeated="2"/>
        </table:table-row>
        <table:table-row table:style-name="ro2">
          <table:table-cell office:value-type="string" calcext:value-type="string">
            <text:p>status4evar</text:p>
          </table:table-cell>
          <table:table-cell office:value-type="string" calcext:value-type="string">
            <text:p>Status-4 Evar</text:p>
          </table:table-cell>
          <table:table-cell table:number-columns-repeated="3"/>
        </table:table-row>
        <table:table-row table:style-name="ro2">
          <table:table-cell office:value-type="string" calcext:value-type="string">
            <text:p>switchy</text:p>
          </table:table-cell>
          <table:table-cell office:value-type="string" calcext:value-type="string">
            <text:p>Switchy</text:p>
          </table:table-cell>
          <table:table-cell table:number-columns-repeated="3"/>
        </table:table-row>
        <table:table-row table:style-name="ro2">
          <table:table-cell office:value-type="string" calcext:value-type="string">
            <text:p>ublock</text:p>
          </table:table-cell>
          <table:table-cell office:value-type="string" calcext:value-type="string">
            <text:p>Ublock Origin</text:p>
          </table:table-cell>
          <table:table-cell/>
          <table:table-cell office:value-type="string" calcext:value-type="string">
            <text:p>NO</text:p>
          </table:table-cell>
          <table:table-cell/>
        </table:table-row>
        <table:table-row table:style-name="ro2">
          <table:table-cell office:value-type="string" calcext:value-type="string">
            <text:p>umatrix</text:p>
          </table:table-cell>
          <table:table-cell office:value-type="string" calcext:value-type="string">
            <text:p>Umatrix</text:p>
          </table:table-cell>
          <table:table-cell table:number-columns-repeated="3"/>
        </table:table-row>
        <table:table-row table:style-name="ro1">
          <table:table-cell office:value-type="string" calcext:value-type="string">
            <text:p>vacuumplacesimproved</text:p>
          </table:table-cell>
          <table:table-cell office:value-type="string" calcext:value-type="string">
            <text:p>Vacuum Places Improved</text:p>
          </table:table-cell>
          <table:table-cell table:number-columns-repeated="3"/>
        </table:table-row>
        <table:table-row table:style-name="ro2">
          <table:table-cell office:value-type="string" calcext:value-type="string">
            <text:p>downloaderhelper</text:p>
          </table:table-cell>
          <table:table-cell office:value-type="string" calcext:value-type="string">
            <text:p>Video Download Helper</text:p>
          </table:table-cell>
          <table:table-cell table:number-columns-repeated="3"/>
        </table:table-row>
        <table:table-row table:style-name="ro2">
          <table:table-cell office:value-type="string" calcext:value-type="string">
            <text:p>whatruns</text:p>
          </table:table-cell>
          <table:table-cell office:value-type="string" calcext:value-type="string">
            <text:p>WhatRuns</text:p>
          </table:table-cell>
          <table:table-cell table:number-columns-repeated="3"/>
        </table:table-row>
        <table:table-row table:style-name="ro2">
          <table:table-cell office:value-type="string" calcext:value-type="string">
            <text:p>privacysettings</text:p>
          </table:table-cell>
          <table:table-cell office:value-type="string" calcext:value-type="string">
            <text:p>Privacy Settings</text:p>
          </table:table-cell>
          <table:table-cell table:number-columns-repeated="3"/>
        </table:table-row>
        <table:table-row table:style-name="ro2">
          <table:table-cell table:number-columns-repeated="5"/>
        </table:table-row>
        <table:table-row table:style-name="ro2">
          <table:table-cell office:value-type="string" calcext:value-type="string">
            <text:p>lastpass</text:p>
          </table:table-cell>
          <table:table-cell office:value-type="string" calcext:value-type="string">
            <text:p>Last Pass</text:p>
          </table:table-cell>
          <table:table-cell table:number-columns-repeated="3"/>
        </table:table-row>
        <table:table-row table:style-name="ro2" table:visibility="filter">
          <table:table-cell office:value-type="string" calcext:value-type="string">
            <text:p>placecleaner</text:p>
          </table:table-cell>
          <table:table-cell office:value-type="string" calcext:value-type="string">
            <text:p>Places Maintenance </text:p>
          </table:table-cell>
          <table:table-cell office:value-type="string" calcext:value-type="string">
            <text:p>Defragment your Firefox places.sqlite database to speed-up Firefox"</text:p>
          </table:table-cell>
          <table:table-cell table:number-columns-repeated="2"/>
        </table:table-row>
        <table:table-row table:style-name="ro2" table:visibility="filter">
          <table:table-cell office:value-type="string" calcext:value-type="string">
            <text:p>sessionmanager</text:p>
          </table:table-cell>
          <table:table-cell office:value-type="string" calcext:value-type="string">
            <text:p>Session Manager</text:p>
          </table:table-cell>
          <table:table-cell office:value-type="string" calcext:value-type="string">
            <text:p>&lt;p&gt;Allows you to manage (Backup/Save, Delete, Restore crashed) sessions &amp;mldr;&lt;/p&gt; &lt;p&gt;Useful if Firefox Crashed when a number of tabs were open. You can restore them all or just a site or two and not lose the places (websites) you were on.&lt;/p&gt;</text:p>
          </table:table-cell>
          <table:table-cell table:number-columns-repeated="2"/>
        </table:table-row>
        <table:table-row table:style-name="ro2">
          <table:table-cell table:number-columns-repeated="5"/>
        </table:table-row>
        <table:table-row table:style-name="ro2">
          <table:table-cell office:value-type="string" calcext:value-type="string">
            <text:p>antdownloader</text:p>
          </table:table-cell>
          <table:table-cell table:number-columns-repeated="4"/>
        </table:table-row>
        <table:table-row table:style-name="ro2">
          <table:table-cell table:number-columns-repeated="5"/>
        </table:table-row>
        <table:table-row table:style-name="ro4" table:visibility="filter">
          <table:table-cell office:value-type="string" calcext:value-type="string">
            <text:p>flashvideodownloader</text:p>
          </table:table-cell>
          <table:table-cell office:value-type="string" calcext:value-type="string">
            <text:p>Flash Video Downloader</text:p>
          </table:table-cell>
          <table:table-cell office:value-type="string" calcext:value-type="string">
            <text:p>One of the best (not counting DownloadHelper) Youtube to Mp4 or FLV downloader I have found for Firefox</text:p>
          </table:table-cell>
          <table:table-cell table:number-columns-repeated="2"/>
        </table:table-row>
        <table:table-row table:style-name="ro2" table:number-rows-repeated="2">
          <table:table-cell table:number-columns-repeated="5"/>
        </table:table-row>
        <table:table-row table:style-name="ro2">
          <table:table-cell office:value-type="string" calcext:value-type="string">
            <text:p>sessionmanager</text:p>
          </table:table-cell>
          <table:table-cell table:style-name="ce2" office:value-type="string" calcext:value-type="string">
            <text:p>Session Manager</text:p>
          </table:table-cell>
          <table:table-cell table:number-columns-repeated="3"/>
        </table:table-row>
        <table:table-row table:style-name="ro2">
          <table:table-cell office:value-type="string" calcext:value-type="string">
            <text:p>showip</text:p>
          </table:table-cell>
          <table:table-cell table:style-name="ce2" office:value-type="string" calcext:value-type="string">
            <text:p>Show IP</text:p>
          </table:table-cell>
          <table:table-cell table:number-columns-repeated="3"/>
        </table:table-row>
        <table:table-row table:style-name="ro2">
          <table:table-cell office:value-type="string" calcext:value-type="string">
            <text:p>shortlyURL</text:p>
          </table:table-cell>
          <table:table-cell table:style-name="ce2" office:value-type="string" calcext:value-type="string">
            <text:p>Shortly URL Shortener</text:p>
          </table:table-cell>
          <table:table-cell table:number-columns-repeated="3"/>
        </table:table-row>
        <table:table-row table:style-name="ro2">
          <table:table-cell office:value-type="string" calcext:value-type="string">
            <text:p>useragentswitcher</text:p>
          </table:table-cell>
          <table:table-cell table:style-name="ce2" office:value-type="string" calcext:value-type="string">
            <text:p>User Agent Switcher</text:p>
          </table:table-cell>
          <table:table-cell table:number-columns-repeated="3"/>
        </table:table-row>
        <table:table-row table:style-name="ro2">
          <table:table-cell office:value-type="string" calcext:value-type="string">
            <text:p>unshortenit</text:p>
          </table:table-cell>
          <table:table-cell table:style-name="ce2" office:value-type="string" calcext:value-type="string">
            <text:p>Unshorten It</text:p>
          </table:table-cell>
          <table:table-cell table:number-columns-repeated="3"/>
        </table:table-row>
        <table:table-row table:style-name="ro2">
          <table:table-cell office:value-type="string" calcext:value-type="string">
            <text:p>reloadplus</text:p>
          </table:table-cell>
          <table:table-cell table:style-name="ce2" office:value-type="string" calcext:value-type="string">
            <text:p>Reload Plus</text:p>
          </table:table-cell>
          <table:table-cell table:number-columns-repeated="3"/>
        </table:table-row>
        <table:table-row table:style-name="ro2" table:number-rows-repeated="1048534">
          <table:table-cell table:number-columns-repeated="5"/>
        </table:table-row>
        <table:table-row table:style-name="ro2">
          <table:table-cell table:number-columns-repeated="5"/>
        </table:table-row>
      </table:table>
      <table:table table:name="installhowtoWindows" table:style-name="ta1">
        <table:table-column table:style-name="co4" table:number-columns-repeated="4" table:default-cell-style-name="Default"/>
        <table:table-row table:style-name="ro2">
          <table:table-cell office:value-type="string" calcext:value-type="string">
            <text:p>appname</text:p>
          </table:table-cell>
          <table:table-cell office:value-type="string" calcext:value-type="string">
            <text:p>majorgeekURL</text:p>
          </table:table-cell>
          <table:table-cell office:value-type="string" calcext:value-type="string">
            <text:p>softpediaURL</text:p>
          </table:table-cell>
          <table:table-cell office:value-type="string" calcext:value-type="string">
            <text:p>chocolately</text:p>
          </table:table-cell>
        </table:table-row>
      </table:table>
      <table:table table:name="mainApp" table:style-name="ta1">
        <table:table-column table:style-name="co5" table:default-cell-style-name="ce8"/>
        <table:table-column table:style-name="co6" table:default-cell-style-name="ce3"/>
        <table:table-column table:style-name="co4" table:visibility="collapse" table:default-cell-style-name="Default"/>
        <table:table-column table:style-name="co7" table:default-cell-style-name="Default"/>
        <table:table-column table:style-name="co8" table:visibility="collapse" table:default-cell-style-name="Default"/>
        <table:table-column table:style-name="co9" table:default-cell-style-name="ce8"/>
        <table:table-column table:style-name="co4" table:number-columns-repeated="4" table:default-cell-style-name="ce8"/>
        <table:table-column table:style-name="co4" table:default-cell-style-name="Default"/>
        <table:table-row table:style-name="ro4">
          <table:table-cell table:style-name="ce13" office:value-type="string" calcext:value-type="string">
            <text:p>appname</text:p>
          </table:table-cell>
          <table:table-cell table:style-name="ce14" office:value-type="string" calcext:value-type="string">
            <text:p>appversion</text:p>
          </table:table-cell>
          <table:table-cell table:style-name="ce14" office:value-type="string" calcext:value-type="string">
            <text:p>appmaincat</text:p>
          </table:table-cell>
          <table:table-cell table:style-name="ce14" office:value-type="string" calcext:value-type="string">
            <text:p>appsubcat</text:p>
          </table:table-cell>
          <table:table-cell office:value-type="string" calcext:value-type="string">
            <text:p>appdescription</text:p>
          </table:table-cell>
          <table:table-cell office:value-type="string" calcext:value-type="string">
            <text:p>appurl</text:p>
          </table:table-cell>
          <table:table-cell office:value-type="string" calcext:value-type="string">
            <text:p>crossplatform</text:p>
          </table:table-cell>
          <table:table-cell office:value-type="string" calcext:value-type="string">
            <text:p>linuxonly</text:p>
          </table:table-cell>
          <table:table-cell office:value-type="string" calcext:value-type="string">
            <text:p>windowsonly</text:p>
          </table:table-cell>
          <table:table-cell office:value-type="string" calcext:value-type="string">
            <text:p>worksonwine</text:p>
          </table:table-cell>
          <table:table-cell office:value-type="string" calcext:value-type="string">
            <text:p>sshotURL</text:p>
          </table:table-cell>
        </table:table-row>
        <table:table-row table:style-name="ro2">
          <table:table-cell office:value-type="string" calcext:value-type="string">
            <text:p>abiword</text:p>
          </table:table-cell>
          <table:table-cell office:value-type="string" calcext:value-type="string">
            <text:p>2.8.6</text:p>
          </table:table-cell>
          <table:table-cell/>
          <table:table-cell office:value-type="string" calcext:value-type="string">
            <text:p>wordprocessor</text:p>
          </table:table-cell>
          <table:table-cell/>
          <table:table-cell office:value-type="string" calcext:value-type="string">
            <text:p>https://www.abisource.com/</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aimp</text:p>
          </table:table-cell>
          <table:table-cell office:value-type="string" calcext:value-type="string">
            <text:p>4.13 build 1897</text:p>
          </table:table-cell>
          <table:table-cell office:value-type="string" calcext:value-type="string">
            <text:p>multimedia</text:p>
          </table:table-cell>
          <table:table-cell office:value-type="string" calcext:value-type="string">
            <text:p>Music Player</text:p>
          </table:table-cell>
          <table:table-cell/>
          <table:table-cell office:value-type="string" calcext:value-type="string">
            <text:p>https://www.aimp.ru/</text:p>
          </table:table-cell>
          <table:table-cell table:number-columns-repeated="2" office:value-type="string" calcext:value-type="string">
            <text:p>NO</text:p>
          </table:table-cell>
          <table:table-cell table:number-columns-repeated="2" office:value-type="string" calcext:value-type="string">
            <text:p>YES</text:p>
          </table:table-cell>
          <table:table-cell/>
        </table:table-row>
        <table:table-row table:style-name="ro2">
          <table:table-cell office:value-type="string" calcext:value-type="string">
            <text:p>atom</text:p>
          </table:table-cell>
          <table:table-cell office:value-type="string" calcext:value-type="string">
            <text:p>1.10.x</text:p>
          </table:table-cell>
          <table:table-cell office:value-type="string" calcext:value-type="string">
            <text:p>productivty</text:p>
          </table:table-cell>
          <table:table-cell office:value-type="string" calcext:value-type="string">
            <text:p>codeeditor</text:p>
          </table:table-cell>
          <table:table-cell/>
          <table:table-cell office:value-type="string" calcext:value-type="string">
            <text:p>https://atom.i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audacious</text:p>
          </table:table-cell>
          <table:table-cell office:value-type="float" office:value="3.9" calcext:value-type="float">
            <text:p>3.9</text:p>
          </table:table-cell>
          <table:table-cell office:value-type="string" calcext:value-type="string">
            <text:p>multimedia</text:p>
          </table:table-cell>
          <table:table-cell office:value-type="string" calcext:value-type="string">
            <text:p>Music Player</text:p>
          </table:table-cell>
          <table:table-cell/>
          <table:table-cell office:value-type="string" calcext:value-type="string">
            <text:p>http://audacious-media-player.org</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4">
          <table:table-cell office:value-type="string" calcext:value-type="string">
            <text:p>auslogicdefrag</text:p>
          </table:table-cell>
          <table:table-cell office:value-type="string" calcext:value-type="string">
            <text:p>7.1.5.0</text:p>
          </table:table-cell>
          <table:table-cell office:value-type="string" calcext:value-type="string">
            <text:p>systemtools</text:p>
          </table:table-cell>
          <table:table-cell office:value-type="string" calcext:value-type="string">
            <text:p>defrag</text:p>
          </table:table-cell>
          <table:table-cell/>
          <table:table-cell office:value-type="string" calcext:value-type="string">
            <text:p>https://www.auslogics.com/en/software/disk-defrag/</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bleachbit</text:p>
          </table:table-cell>
          <table:table-cell office:value-type="float" office:value="1.12" calcext:value-type="float">
            <text:p>1.12</text:p>
          </table:table-cell>
          <table:table-cell/>
          <table:table-cell office:value-type="string" calcext:value-type="string">
            <text:p>cleaner</text:p>
          </table:table-cell>
          <table:table-cell/>
          <table:table-cell office:value-type="string" calcext:value-type="string">
            <text:p>https://www.bleachbit.org/</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4">
          <table:table-cell office:value-type="string" calcext:value-type="string">
            <text:p>bullzippdf</text:p>
          </table:table-cell>
          <table:table-cell office:value-type="string" calcext:value-type="string">
            <text:p>11.4.2674</text:p>
          </table:table-cell>
          <table:table-cell/>
          <table:table-cell office:value-type="string" calcext:value-type="string">
            <text:p>pdfcreator</text:p>
          </table:table-cell>
          <table:table-cell/>
          <table:table-cell office:value-type="string" calcext:value-type="string">
            <text:p>http://www.bullzip.com/products/pdf/info.php</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burnaware</text:p>
          </table:table-cell>
          <table:table-cell office:value-type="float" office:value="10.5" calcext:value-type="float">
            <text:p>10.5</text:p>
          </table:table-cell>
          <table:table-cell/>
          <table:table-cell office:value-type="string" calcext:value-type="string">
            <text:p>burner</text:p>
          </table:table-cell>
          <table:table-cell/>
          <table:table-cell office:value-type="string" calcext:value-type="string">
            <text:p>http://www.burnaware.com</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4">
          <table:table-cell office:value-type="string" calcext:value-type="string">
            <text:p>ccleaner</text:p>
          </table:table-cell>
          <table:table-cell office:value-type="string" calcext:value-type="string">
            <text:p>5.34.6207</text:p>
          </table:table-cell>
          <table:table-cell/>
          <table:table-cell office:value-type="string" calcext:value-type="string">
            <text:p>systemsuite</text:p>
          </table:table-cell>
          <table:table-cell/>
          <table:table-cell office:value-type="string" calcext:value-type="string">
            <text:p>https://www.piriform.com/ccleaner/download</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cdburnerxp</text:p>
          </table:table-cell>
          <table:table-cell office:value-type="string" calcext:value-type="string">
            <text:p>4.5.7</text:p>
          </table:table-cell>
          <table:table-cell/>
          <table:table-cell office:value-type="string" calcext:value-type="string">
            <text:p>burner</text:p>
          </table:table-cell>
          <table:table-cell/>
          <table:table-cell office:value-type="string" calcext:value-type="string">
            <text:p>https://www.cdburnerxp.se</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chocalatey</text:p>
          </table:table-cell>
          <table:table-cell table:number-columns-repeated="2"/>
          <table:table-cell office:value-type="string" calcext:value-type="string">
            <text:p>installer/updater</text:p>
          </table:table-cell>
          <table:table-cell/>
          <table:table-cell office:value-type="string" calcext:value-type="string">
            <text:p>https://chocolatey.org/</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chromium</text:p>
          </table:table-cell>
          <table:table-cell office:value-type="string" calcext:value-type="string">
            <text:p>63.0.3219.0</text:p>
          </table:table-cell>
          <table:table-cell office:value-type="string" calcext:value-type="string">
            <text:p>internet</text:p>
          </table:table-cell>
          <table:table-cell office:value-type="string" calcext:value-type="string">
            <text:p>Web Browser</text:p>
          </table:table-cell>
          <table:table-cell/>
          <table:table-cell office:value-type="string" calcext:value-type="string">
            <text:p>http://www.chromium.org/Home</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clemintine</text:p>
          </table:table-cell>
          <table:table-cell office:value-type="string" calcext:value-type="string">
            <text:p>1.3.1</text:p>
          </table:table-cell>
          <table:table-cell office:value-type="string" calcext:value-type="string">
            <text:p>multimedia</text:p>
          </table:table-cell>
          <table:table-cell office:value-type="string" calcext:value-type="string">
            <text:p>Music Player and Utility</text:p>
          </table:table-cell>
          <table:table-cell/>
          <table:table-cell office:value-type="string" calcext:value-type="string">
            <text:p>https://www.clementine-player.org</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deadbeef</text:p>
          </table:table-cell>
          <table:table-cell office:value-type="float" office:value="0.72" calcext:value-type="float">
            <text:p>0.72</text:p>
          </table:table-cell>
          <table:table-cell office:value-type="string" calcext:value-type="string">
            <text:p>multimedia</text:p>
          </table:table-cell>
          <table:table-cell office:value-type="string" calcext:value-type="string">
            <text:p>Music Player</text:p>
          </table:table-cell>
          <table:table-cell/>
          <table:table-cell office:value-type="string" calcext:value-type="string">
            <text:p>http://deadbeef.sourceforge.net</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row>
        <table:table-row table:style-name="ro2">
          <table:table-cell office:value-type="string" calcext:value-type="string">
            <text:p>defraggler</text:p>
          </table:table-cell>
          <table:table-cell office:value-type="string" calcext:value-type="string">
            <text:p>2.21.993</text:p>
          </table:table-cell>
          <table:table-cell office:value-type="string" calcext:value-type="string">
            <text:p>systemtools</text:p>
          </table:table-cell>
          <table:table-cell office:value-type="string" calcext:value-type="string">
            <text:p>defrag</text:p>
          </table:table-cell>
          <table:table-cell/>
          <table:table-cell office:value-type="string" calcext:value-type="string">
            <text:p>https://www.piriform.com/defraggler</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dopdf</text:p>
          </table:table-cell>
          <table:table-cell office:value-type="string" calcext:value-type="string">
            <text:p>8.9 build 951</text:p>
          </table:table-cell>
          <table:table-cell/>
          <table:table-cell office:value-type="string" calcext:value-type="string">
            <text:p>pdfcreator</text:p>
          </table:table-cell>
          <table:table-cell/>
          <table:table-cell table:style-name="Default" office:value-type="string" calcext:value-type="string">
            <text:p>http://www.dopdf.com/</text:p>
          </table:table-cell>
          <table:table-cell table:number-columns-repeated="2" table:style-name="Default"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driverbooster</text:p>
          </table:table-cell>
          <table:table-cell office:value-type="string" calcext:value-type="string">
            <text:p>4.5.0.527</text:p>
          </table:table-cell>
          <table:table-cell office:value-type="string" calcext:value-type="string">
            <text:p>systemtools</text:p>
          </table:table-cell>
          <table:table-cell office:value-type="string" calcext:value-type="string">
            <text:p>driverrelated</text:p>
          </table:table-cell>
          <table:table-cell/>
          <table:table-cell office:value-type="string" calcext:value-type="string">
            <text:p><text:a xlink:href="http://www.iobit.com/en/driver-booster.php" xlink:type="simple">http://www.iobit.com/en/driver-booster.php</text:a></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editpadlite</text:p>
          </table:table-cell>
          <table:table-cell office:value-type="string" calcext:value-type="string">
            <text:p>7.6.1</text:p>
          </table:table-cell>
          <table:table-cell/>
          <table:table-cell office:value-type="string" calcext:value-type="string">
            <text:p>texteditor</text:p>
          </table:table-cell>
          <table:table-cell/>
          <table:table-cell office:value-type="string" calcext:value-type="string">
            <text:p>https://www.editpadlite.com/</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4">
          <table:table-cell office:value-type="string" calcext:value-type="string">
            <text:p>faststone</text:p>
          </table:table-cell>
          <table:table-cell office:value-type="float" office:value="6.4" calcext:value-type="float">
            <text:p>6.4</text:p>
          </table:table-cell>
          <table:table-cell/>
          <table:table-cell office:value-type="string" calcext:value-type="string">
            <text:p>Image Editor/Viewer</text:p>
          </table:table-cell>
          <table:table-cell/>
          <table:table-cell office:value-type="string" calcext:value-type="string">
            <text:p>http://faststone.org/FSViewerDetail.htm</text:p>
          </table:table-cell>
          <table:table-cell table:number-columns-repeated="5"/>
        </table:table-row>
        <table:table-row table:style-name="ro4">
          <table:table-cell office:value-type="string" calcext:value-type="string">
            <text:p>firefox</text:p>
          </table:table-cell>
          <table:table-cell office:value-type="string" calcext:value-type="string">
            <text:p>55.0.3</text:p>
          </table:table-cell>
          <table:table-cell office:value-type="string" calcext:value-type="string">
            <text:p>internet</text:p>
          </table:table-cell>
          <table:table-cell office:value-type="string" calcext:value-type="string">
            <text:p>Web Browser</text:p>
          </table:table-cell>
          <table:table-cell/>
          <table:table-cell office:value-type="string" calcext:value-type="string">
            <text:p>https://www.mozilla.org/en-US/firefox/new/</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foxitreader</text:p>
          </table:table-cell>
          <table:table-cell office:value-type="string" calcext:value-type="string">
            <text:p>8.3.2.25013</text:p>
          </table:table-cell>
          <table:table-cell/>
          <table:table-cell office:value-type="string" calcext:value-type="string">
            <text:p>documentreader</text:p>
          </table:table-cell>
          <table:table-cell/>
          <table:table-cell office:value-type="string" calcext:value-type="string">
            <text:p>http://www.foxitsoftware.com/</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4">
          <table:table-cell office:value-type="string" calcext:value-type="string">
            <text:p>geany</text:p>
          </table:table-cell>
          <table:table-cell office:value-type="string" calcext:value-type="string">
            <text:p>1.3.1</text:p>
          </table:table-cell>
          <table:table-cell office:value-type="string" calcext:value-type="string">
            <text:p>productivty</text:p>
          </table:table-cell>
          <table:table-cell office:value-type="string" calcext:value-type="string">
            <text:p>texteditor</text:p>
          </table:table-cell>
          <table:table-cell/>
          <table:table-cell office:value-type="string" calcext:value-type="string">
            <text:p>https://sourceforge.net/projects/geany/</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glaryutilties</text:p>
          </table:table-cell>
          <table:table-cell office:value-type="float" office:value="5.83" calcext:value-type="float">
            <text:p>5.83</text:p>
          </table:table-cell>
          <table:table-cell office:value-type="string" calcext:value-type="string">
            <text:p>systemtools</text:p>
          </table:table-cell>
          <table:table-cell office:value-type="string" calcext:value-type="string">
            <text:p>systemsuite</text:p>
          </table:table-cell>
          <table:table-cell/>
          <table:table-cell office:value-type="string" calcext:value-type="string">
            <text:p>http://www.glarysoft.com</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gnomempv</text:p>
          </table:table-cell>
          <table:table-cell/>
          <table:table-cell office:value-type="string" calcext:value-type="string">
            <text:p>multimedia</text:p>
          </table:table-cell>
          <table:table-cell office:value-type="string" calcext:value-type="string">
            <text:p>Video Player</text:p>
          </table:table-cell>
          <table:table-cell office:value-type="string" calcext:value-type="string">
            <text:p>Gnome/GUI Fronend to mpv</text:p>
          </table:table-cell>
          <table:table-cell office:value-type="string" calcext:value-type="string">
            <text:p>https://gnome-mpv.github.io</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table:table-row>
        <table:table-row table:style-name="ro2">
          <table:table-cell office:value-type="string" calcext:value-type="string">
            <text:p>gomplayer</text:p>
          </table:table-cell>
          <table:table-cell office:value-type="string" calcext:value-type="string">
            <text:p>2.3.19.5276</text:p>
          </table:table-cell>
          <table:table-cell/>
          <table:table-cell office:value-type="string" calcext:value-type="string">
            <text:p>Video Player</text:p>
          </table:table-cell>
          <table:table-cell/>
          <table:table-cell office:value-type="string" calcext:value-type="string">
            <text:p>http://player.gomlab.com/</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4">
          <table:table-cell office:value-type="string" calcext:value-type="string">
            <text:p>googlechrome</text:p>
          </table:table-cell>
          <table:table-cell office:value-type="string" calcext:value-type="string">
            <text:p>61.0.3163.91</text:p>
          </table:table-cell>
          <table:table-cell office:value-type="string" calcext:value-type="string">
            <text:p>internet</text:p>
          </table:table-cell>
          <table:table-cell office:value-type="string" calcext:value-type="string">
            <text:p>Web Browser</text:p>
          </table:table-cell>
          <table:table-cell/>
          <table:table-cell office:value-type="string" calcext:value-type="string">
            <text:p>https://www.google.com/chrome/browser/index.html</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hexchat</text:p>
          </table:table-cell>
          <table:table-cell office:value-type="string" calcext:value-type="string">
            <text:p>2.12.4</text:p>
          </table:table-cell>
          <table:table-cell office:value-type="string" calcext:value-type="string">
            <text:p>internet</text:p>
          </table:table-cell>
          <table:table-cell office:value-type="string" calcext:value-type="string">
            <text:p>IRC Chat Client</text:p>
          </table:table-cell>
          <table:table-cell/>
          <table:table-cell office:value-type="string" calcext:value-type="string">
            <text:p>https://hexchat.github.i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4">
          <table:table-cell office:value-type="string" calcext:value-type="string">
            <text:p>hitmanpro</text:p>
          </table:table-cell>
          <table:table-cell office:value-type="string" calcext:value-type="string">
            <text:p>3.7.20.286</text:p>
          </table:table-cell>
          <table:table-cell office:value-type="string" calcext:value-type="string">
            <text:p>Security</text:p>
          </table:table-cell>
          <table:table-cell office:value-type="string" calcext:value-type="string">
            <text:p>malwarescanner</text:p>
          </table:table-cell>
          <table:table-cell/>
          <table:table-cell office:value-type="string" calcext:value-type="string">
            <text:p>https://www.hitmanpro.com/en-us.aspx</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irfanview</text:p>
          </table:table-cell>
          <table:table-cell office:value-type="float" office:value="4.44" calcext:value-type="float">
            <text:p>4.44</text:p>
          </table:table-cell>
          <table:table-cell office:value-type="string" calcext:value-type="string">
            <text:p>graphics</text:p>
          </table:table-cell>
          <table:table-cell office:value-type="string" calcext:value-type="string">
            <text:p>Image Editor/Viewer</text:p>
          </table:table-cell>
          <table:table-cell/>
          <table:table-cell office:value-type="string" calcext:value-type="string">
            <text:p>http://www.irfanview.com/</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kmplayer</text:p>
          </table:table-cell>
          <table:table-cell office:value-type="string" calcext:value-type="string">
            <text:p>4.2.2.2</text:p>
          </table:table-cell>
          <table:table-cell/>
          <table:table-cell office:value-type="string" calcext:value-type="string">
            <text:p>Video Player</text:p>
          </table:table-cell>
          <table:table-cell/>
          <table:table-cell office:value-type="string" calcext:value-type="string">
            <text:p>http://www.kmplayer.com/</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libreoffice</text:p>
          </table:table-cell>
          <table:table-cell office:value-type="string" calcext:value-type="string">
            <text:p>5.4.1.2</text:p>
          </table:table-cell>
          <table:table-cell office:value-type="string" calcext:value-type="string">
            <text:p>productivty</text:p>
          </table:table-cell>
          <table:table-cell office:value-type="string" calcext:value-type="string">
            <text:p>officesuite</text:p>
          </table:table-cell>
          <table:table-cell/>
          <table:table-cell office:value-type="string" calcext:value-type="string">
            <text:p>https://www.libreoffice.org/</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malwarebytes</text:p>
          </table:table-cell>
          <table:table-cell office:value-type="string" calcext:value-type="string">
            <text:p>3.2.2</text:p>
          </table:table-cell>
          <table:table-cell office:value-type="string" calcext:value-type="string">
            <text:p>Security</text:p>
          </table:table-cell>
          <table:table-cell office:value-type="string" calcext:value-type="string">
            <text:p>malwarescanner</text:p>
          </table:table-cell>
          <table:table-cell/>
          <table:table-cell office:value-type="string" calcext:value-type="string">
            <text:p>https://www.malwarebytes.com/</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mp3nity</text:p>
          </table:table-cell>
          <table:table-cell office:value-type="string" calcext:value-type="string">
            <text:p>2.2.105</text:p>
          </table:table-cell>
          <table:table-cell office:value-type="string" calcext:value-type="string">
            <text:p>multimedia</text:p>
          </table:table-cell>
          <table:table-cell office:value-type="string" calcext:value-type="string">
            <text:p>id3tag</text:p>
          </table:table-cell>
          <table:table-cell/>
          <table:table-cell office:value-type="string" calcext:value-type="string">
            <text:p>http://www.littlelan.com/mp3nity/</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mpv</text:p>
          </table:table-cell>
          <table:table-cell office:value-type="string" calcext:value-type="string">
            <text:p>0.27.0 build 20170913</text:p>
          </table:table-cell>
          <table:table-cell office:value-type="string" calcext:value-type="string">
            <text:p>multimedia</text:p>
          </table:table-cell>
          <table:table-cell office:value-type="string" calcext:value-type="string">
            <text:p>Video Player</text:p>
          </table:table-cell>
          <table:table-cell/>
          <table:table-cell office:value-type="string" calcext:value-type="string">
            <text:p>https://mpv.i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nirsoftlauncher</text:p>
          </table:table-cell>
          <table:table-cell office:value-type="string" calcext:value-type="string">
            <text:p>1.20.12</text:p>
          </table:table-cell>
          <table:table-cell/>
          <table:table-cell office:value-type="string" calcext:value-type="string">
            <text:p>systemsuite</text:p>
          </table:table-cell>
          <table:table-cell/>
          <table:table-cell office:value-type="string" calcext:value-type="string">
            <text:p>http://launcher.nirsoft.net/</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notepadplusplus</text:p>
          </table:table-cell>
          <table:table-cell office:value-type="string" calcext:value-type="string">
            <text:p>7.5.1</text:p>
          </table:table-cell>
          <table:table-cell office:value-type="string" calcext:value-type="string">
            <text:p>productivty</text:p>
          </table:table-cell>
          <table:table-cell office:value-type="string" calcext:value-type="string">
            <text:p>texteditor</text:p>
          </table:table-cell>
          <table:table-cell/>
          <table:table-cell office:value-type="string" calcext:value-type="string">
            <text:p>https://notepad-plus-plus.org</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orbit</text:p>
          </table:table-cell>
          <table:table-cell office:value-type="string" calcext:value-type="string">
            <text:p>4.1.1.19</text:p>
          </table:table-cell>
          <table:table-cell/>
          <table:table-cell office:value-type="string" calcext:value-type="string">
            <text:p>downloadmanager</text:p>
          </table:table-cell>
          <table:table-cell/>
          <table:table-cell office:value-type="string" calcext:value-type="string">
            <text:p>http://www.orbitdownloader.com/</text:p>
          </table:table-cell>
          <table:table-cell table:number-columns-repeated="5"/>
        </table:table-row>
        <table:table-row table:style-name="ro2">
          <table:table-cell office:value-type="string" calcext:value-type="string">
            <text:p>patchmypc</text:p>
          </table:table-cell>
          <table:table-cell table:number-columns-repeated="2"/>
          <table:table-cell office:value-type="string" calcext:value-type="string">
            <text:p>installer/updater</text:p>
          </table:table-cell>
          <table:table-cell/>
          <table:table-cell office:value-type="string" calcext:value-type="string">
            <text:p>https://patchmypc.net/overview</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pdfcreator</text:p>
          </table:table-cell>
          <table:table-cell table:number-columns-repeated="2"/>
          <table:table-cell office:value-type="string" calcext:value-type="string">
            <text:p>pdfcreator</text:p>
          </table:table-cell>
          <table:table-cell/>
          <table:table-cell office:value-type="string" calcext:value-type="string">
            <text:p>http://www.pdfforge.org/</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pdfxchangeviewer</text:p>
          </table:table-cell>
          <table:table-cell table:number-columns-repeated="2"/>
          <table:table-cell office:value-type="string" calcext:value-type="string">
            <text:p>documentreader</text:p>
          </table:table-cell>
          <table:table-cell/>
          <table:table-cell office:value-type="string" calcext:value-type="string">
            <text:p>http://www.pdfxviewer.com/</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privazer</text:p>
          </table:table-cell>
          <table:table-cell office:value-type="string" calcext:value-type="string">
            <text:p>3.0.27</text:p>
          </table:table-cell>
          <table:table-cell/>
          <table:table-cell office:value-type="string" calcext:value-type="string">
            <text:p>cleaner</text:p>
          </table:table-cell>
          <table:table-cell/>
          <table:table-cell office:value-type="string" calcext:value-type="string">
            <text:p>http://privazer.com/</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smplayer</text:p>
          </table:table-cell>
          <table:table-cell office:value-type="string" calcext:value-type="string">
            <text:p>17.9.0</text:p>
          </table:table-cell>
          <table:table-cell office:value-type="string" calcext:value-type="string">
            <text:p>multimedia</text:p>
          </table:table-cell>
          <table:table-cell office:value-type="string" calcext:value-type="string">
            <text:p>Video Player</text:p>
          </table:table-cell>
          <table:table-cell/>
          <table:table-cell office:value-type="string" calcext:value-type="string">
            <text:p>http://smplayer.sourceforge.net/</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table-cell office:value-type="string" calcext:value-type="string">
            <text:p>spotify</text:p>
          </table:table-cell>
          <table:table-cell office:value-type="string" calcext:value-type="string">
            <text:p>1.063.617</text:p>
          </table:table-cell>
          <table:table-cell office:value-type="string" calcext:value-type="string">
            <text:p>multimedia</text:p>
          </table:table-cell>
          <table:table-cell office:value-type="string" calcext:value-type="string">
            <text:p>Music Player</text:p>
          </table:table-cell>
          <table:table-cell/>
          <table:table-cell office:value-type="string" calcext:value-type="string">
            <text:p><text:a xlink:href="https://www.spotify.com/" xlink:type="simple">https://www.spotify.com</text:a></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4">
          <table:table-cell office:value-type="string" calcext:value-type="string">
            <text:p>sumatrapdf</text:p>
          </table:table-cell>
          <table:table-cell office:value-type="float" office:value="3.12" calcext:value-type="float">
            <text:p>3.12</text:p>
          </table:table-cell>
          <table:table-cell/>
          <table:table-cell office:value-type="string" calcext:value-type="string">
            <text:p>documentreader</text:p>
          </table:table-cell>
          <table:table-cell/>
          <table:table-cell office:value-type="string" calcext:value-type="string">
            <text:p>http://blog.kowalczyk.info/software/sumatrapdf</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tagscanner</text:p>
          </table:table-cell>
          <table:table-cell office:value-type="string" calcext:value-type="string">
            <text:p>6.0.23</text:p>
          </table:table-cell>
          <table:table-cell office:value-type="string" calcext:value-type="string">
            <text:p>multimedia</text:p>
          </table:table-cell>
          <table:table-cell office:value-type="string" calcext:value-type="string">
            <text:p>id3tag</text:p>
          </table:table-cell>
          <table:table-cell/>
          <table:table-cell office:value-type="string" calcext:value-type="string">
            <text:p>http://www.xdlab.ru/en/</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vivaldi</text:p>
          </table:table-cell>
          <table:table-cell office:value-type="float" office:value="1.11" calcext:value-type="float">
            <text:p>1.11</text:p>
          </table:table-cell>
          <table:table-cell office:value-type="string" calcext:value-type="string">
            <text:p>internet</text:p>
          </table:table-cell>
          <table:table-cell office:value-type="string" calcext:value-type="string">
            <text:p>Web Browser</text:p>
          </table:table-cell>
          <table:table-cell/>
          <table:table-cell office:value-type="string" calcext:value-type="string">
            <text:p>https://vivaldi.com/</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4">
          <table:table-cell office:value-type="string" calcext:value-type="string">
            <text:p>vlc</text:p>
          </table:table-cell>
          <table:table-cell office:value-type="string" calcext:value-type="string">
            <text:p>2.2.6</text:p>
          </table:table-cell>
          <table:table-cell office:value-type="string" calcext:value-type="string">
            <text:p>multimedia</text:p>
          </table:table-cell>
          <table:table-cell office:value-type="string" calcext:value-type="string">
            <text:p>Video Player and Utility </text:p>
          </table:table-cell>
          <table:table-cell/>
          <table:table-cell office:value-type="string" calcext:value-type="string">
            <text:p>https://www.videolan.org/vlc/index.html</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4">
          <table:table-cell office:value-type="string" calcext:value-type="string">
            <text:p>wisecare</text:p>
          </table:table-cell>
          <table:table-cell office:value-type="float" office:value="4.71" calcext:value-type="float">
            <text:p>4.71</text:p>
          </table:table-cell>
          <table:table-cell office:value-type="string" calcext:value-type="string">
            <text:p>systemtools</text:p>
          </table:table-cell>
          <table:table-cell office:value-type="string" calcext:value-type="string">
            <text:p>systemsuite</text:p>
          </table:table-cell>
          <table:table-cell/>
          <table:table-cell office:value-type="string" calcext:value-type="string">
            <text:p>http://www.wisecleaner.com/wise-care-365.html</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5">
          <table:table-cell office:value-type="string" calcext:value-type="string">
            <text:p>xatimageopt</text:p>
          </table:table-cell>
          <table:table-cell table:number-columns-repeated="2"/>
          <table:table-cell office:value-type="string" calcext:value-type="string">
            <text:p>Image Editor/Viewer</text:p>
          </table:table-cell>
          <table:table-cell/>
          <table:table-cell office:value-type="string" calcext:value-type="string">
            <text:p>http://www.softpedia.com/get/Multimedia/Graphic/Graphic-Others/Image-Optimizer-Pro.shtml</text:p>
          </table:table-cell>
          <table:table-cell table:number-columns-repeated="2" office:value-type="string" calcext:value-type="string">
            <text:p>NO</text:p>
          </table:table-cell>
          <table:table-cell office:value-type="string" calcext:value-type="string">
            <text:p>YES</text:p>
          </table:table-cell>
          <table:table-cell table:number-columns-repeated="2"/>
        </table:table-row>
        <table:table-row table:style-name="ro2">
          <table:table-cell office:value-type="string" calcext:value-type="string">
            <text:p>xnview</text:p>
          </table:table-cell>
          <table:table-cell office:value-type="float" office:value="2.41" calcext:value-type="float">
            <text:p>2.41</text:p>
          </table:table-cell>
          <table:table-cell office:value-type="string" calcext:value-type="string">
            <text:p>graphics</text:p>
          </table:table-cell>
          <table:table-cell office:value-type="string" calcext:value-type="string">
            <text:p>Image Editor/Viewer</text:p>
          </table:table-cell>
          <table:table-cell/>
          <table:table-cell office:value-type="string" calcext:value-type="string">
            <text:p>http://www.xnview.com/</text:p>
          </table:table-cell>
          <table:table-cell office:value-type="string" calcext:value-type="string">
            <text:p>YES</text:p>
          </table:table-cell>
          <table:table-cell table:number-columns-repeated="2" office:value-type="string" calcext:value-type="string">
            <text:p>NO</text:p>
          </table:table-cell>
          <table:table-cell table:number-columns-repeated="2"/>
        </table:table-row>
        <table:table-row table:style-name="ro2" table:number-rows-repeated="1048524">
          <table:table-cell table:number-columns-repeated="11"/>
        </table:table-row>
        <table:table-row table:style-name="ro2">
          <table:table-cell table:number-columns-repeated="11"/>
        </table:table-row>
      </table:table>
      <table:table table:name="mainBrowser" table:style-name="ta1">
        <table:table-column table:style-name="co10" table:default-cell-style-name="ce8"/>
        <table:table-column table:style-name="co4" table:default-cell-style-name="ce8"/>
        <table:table-column table:style-name="co11" table:visibility="collapse" table:default-cell-style-name="Default"/>
        <table:table-column table:style-name="co4" table:visibility="collapse" table:default-cell-style-name="ce8"/>
        <table:table-column table:style-name="co4" table:visibility="collapse" table:default-cell-style-name="Default"/>
        <table:table-column table:style-name="co4" table:visibility="collapse" table:number-columns-repeated="2" table:default-cell-style-name="ce14"/>
        <table:table-column table:style-name="co4" table:default-cell-style-name="ce14"/>
        <table:table-column table:style-name="co4" table:default-cell-style-name="Default"/>
        <table:table-column table:style-name="co12" table:visibility="collapse" table:default-cell-style-name="Default"/>
        <table:table-column table:style-name="co12" table:default-cell-style-name="ce8"/>
        <table:table-column table:style-name="co4" table:number-columns-repeated="3" table:default-cell-style-name="Default"/>
        <table:table-row table:style-name="ro2">
          <table:table-cell office:value-type="string" calcext:value-type="string">
            <text:p>name</text:p>
          </table:table-cell>
          <table:table-cell office:value-type="string" calcext:value-type="string">
            <text:p>title</text:p>
          </table:table-cell>
          <table:table-cell office:value-type="string" calcext:value-type="string">
            <text:p>currentverison</text:p>
          </table:table-cell>
          <table:table-cell office:value-type="string" calcext:value-type="string">
            <text:p>developer</text:p>
          </table:table-cell>
          <table:table-cell office:value-type="string" calcext:value-type="string">
            <text:p>lastupdated</text:p>
          </table:table-cell>
          <table:table-cell office:value-type="string" calcext:value-type="string">
            <text:p>forFF</text:p>
          </table:table-cell>
          <table:table-cell office:value-type="string" calcext:value-type="string">
            <text:p>forFF55up</text:p>
          </table:table-cell>
          <table:table-cell office:value-type="string" calcext:value-type="string">
            <text:p>forChrom</text:p>
          </table:table-cell>
          <table:table-cell office:value-type="string" calcext:value-type="string">
            <text:p>category</text:p>
          </table:table-cell>
          <table:table-cell office:value-type="string" calcext:value-type="string">
            <text:p>iconURL</text:p>
          </table:table-cell>
          <table:table-cell office:value-type="string" calcext:value-type="string">
            <text:p>firefoxURL</text:p>
          </table:table-cell>
          <table:table-cell office:value-type="string" calcext:value-type="string">
            <text:p>chromeURL</text:p>
          </table:table-cell>
          <table:table-cell table:number-columns-repeated="2"/>
        </table:table-row>
        <table:table-row table:style-name="ro5" table:visibility="filter">
          <table:table-cell office:value-type="string" calcext:value-type="string">
            <text:p>contextSearch</text:p>
          </table:table-cell>
          <table:table-cell office:value-type="string" calcext:value-type="string">
            <text:p>Context Search</text:p>
          </table:table-cell>
          <table:table-cell table:number-columns-repeated="3"/>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search</text:p>
          </table:table-cell>
          <table:table-cell/>
          <table:table-cell office:value-type="string" calcext:value-type="string">
            <text:p>https://addons.mozilla.org/en-US/firefox/addon/context-search/?src=search</text:p>
          </table:table-cell>
          <table:table-cell office:value-type="string" calcext:value-type="string">
            <text:p>N/A</text:p>
          </table:table-cell>
          <table:table-cell table:number-columns-repeated="2"/>
        </table:table-row>
        <table:table-row table:style-name="ro4" table:visibility="filter">
          <table:table-cell office:value-type="string" calcext:value-type="string">
            <text:p>febe</text:p>
          </table:table-cell>
          <table:table-cell office:value-type="string" calcext:value-type="string">
            <text:p>FEBE</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backup</text:p>
          </table:table-cell>
          <table:table-cell/>
          <table:table-cell office:value-type="string" calcext:value-type="string">
            <text:p>http://customsoftwareconsult.com/extension</text:p>
          </table:table-cell>
          <table:table-cell office:value-type="string" calcext:value-type="string">
            <text:p>N/A</text:p>
          </table:table-cell>
          <table:table-cell table:number-columns-repeated="2"/>
        </table:table-row>
        <table:table-row table:style-name="ro4" table:visibility="filter">
          <table:table-cell office:value-type="string" calcext:value-type="string">
            <text:p>headermonitor</text:p>
          </table:table-cell>
          <table:table-cell office:value-type="string" calcext:value-type="string">
            <text:p>Header Monitor</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header</text:p>
          </table:table-cell>
          <table:table-cell table:number-columns-repeated="2"/>
          <table:table-cell office:value-type="string" calcext:value-type="string">
            <text:p>N/A</text:p>
          </table:table-cell>
          <table:table-cell table:number-columns-repeated="2"/>
        </table:table-row>
        <table:table-row table:style-name="ro5" table:visibility="filter">
          <table:table-cell office:value-type="string" calcext:value-type="string">
            <text:p>headertool</text:p>
          </table:table-cell>
          <table:table-cell office:value-type="string" calcext:value-type="string">
            <text:p>HeaderTool</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header</text:p>
          </table:table-cell>
          <table:table-cell/>
          <table:table-cell office:value-type="string" calcext:value-type="string">
            <text:p>https://addons.mozilla.org/en-US/firefox/addon/header-tool/?src=search</text:p>
          </table:table-cell>
          <table:table-cell office:value-type="string" calcext:value-type="string">
            <text:p>N/A</text:p>
          </table:table-cell>
          <table:table-cell table:number-columns-repeated="2"/>
        </table:table-row>
        <table:table-row table:style-name="ro5" table:visibility="filter">
          <table:table-cell office:value-type="string" calcext:value-type="string">
            <text:p>noscript</text:p>
          </table:table-cell>
          <table:table-cell office:value-type="string" calcext:value-type="string">
            <text:p>Noscript</text:p>
          </table:table-cell>
          <table:table-cell table:number-columns-repeated="3"/>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security</text:p>
          </table:table-cell>
          <table:table-cell/>
          <table:table-cell office:value-type="string" calcext:value-type="string">
            <text:p>https://addons.mozilla.org/en-US/firefox/addon/noscript/?src=cb-dl-users</text:p>
          </table:table-cell>
          <table:table-cell office:value-type="string" calcext:value-type="string">
            <text:p>N/A</text:p>
          </table:table-cell>
          <table:table-cell table:number-columns-repeated="2"/>
        </table:table-row>
        <table:table-row table:style-name="ro5" table:visibility="filter">
          <table:table-cell office:value-type="string" calcext:value-type="string">
            <text:p>organizesearchengines</text:p>
          </table:table-cell>
          <table:table-cell office:value-type="string" calcext:value-type="string">
            <text:p>Organize Search Engines</text:p>
          </table:table-cell>
          <table:table-cell table:number-columns-repeated="2"/>
          <table:table-cell table:style-name="ce4"/>
          <table:table-cell table:style-name="ce6" office:value-type="boolean" office:boolean-value="true" calcext:value-type="boolean">
            <text:p>TRUE</text:p>
          </table:table-cell>
          <table:table-cell table:style-name="ce6"/>
          <table:table-cell table:style-name="ce6" office:value-type="boolean" office:boolean-value="false" calcext:value-type="boolean">
            <text:p>FALSE</text:p>
          </table:table-cell>
          <table:table-cell table:number-columns-repeated="3"/>
          <table:table-cell office:value-type="string" calcext:value-type="string">
            <text:p>N/A</text:p>
          </table:table-cell>
          <table:table-cell table:number-columns-repeated="2"/>
        </table:table-row>
        <table:table-row table:style-name="ro5" table:visibility="filter">
          <table:table-cell office:value-type="string" calcext:value-type="string">
            <text:p>placesmaintence</text:p>
          </table:table-cell>
          <table:table-cell office:value-type="string" calcext:value-type="string">
            <text:p>Places Maintenance </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profile</text:p>
          </table:table-cell>
          <table:table-cell/>
          <table:table-cell office:value-type="string" calcext:value-type="string">
            <text:p>https://addons.mozilla.org/en-US/firefox/addon/places-maintenance/?src=search</text:p>
          </table:table-cell>
          <table:table-cell office:value-type="string" calcext:value-type="string">
            <text:p>N/A</text:p>
          </table:table-cell>
          <table:table-cell table:number-columns-repeated="2"/>
        </table:table-row>
        <table:table-row table:style-name="ro4" table:visibility="filter">
          <table:table-cell office:value-type="string" calcext:value-type="string">
            <text:p>preferencecleaner</text:p>
          </table:table-cell>
          <table:table-cell office:value-type="string" calcext:value-type="string">
            <text:p>Preference Cleaner</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profile</text:p>
          </table:table-cell>
          <table:table-cell table:number-columns-repeated="2"/>
          <table:table-cell office:value-type="string" calcext:value-type="string">
            <text:p>N/A</text:p>
          </table:table-cell>
          <table:table-cell table:number-columns-repeated="2"/>
        </table:table-row>
        <table:table-row table:style-name="ro4" table:visibility="filter">
          <table:table-cell office:value-type="string" calcext:value-type="string">
            <text:p>profileswitcher</text:p>
          </table:table-cell>
          <table:table-cell office:value-type="string" calcext:value-type="string">
            <text:p>Profile Switcher </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profile</text:p>
          </table:table-cell>
          <table:table-cell table:number-columns-repeated="2"/>
          <table:table-cell office:value-type="string" calcext:value-type="string">
            <text:p>N/A</text:p>
          </table:table-cell>
          <table:table-cell table:number-columns-repeated="2"/>
        </table:table-row>
        <table:table-row table:style-name="ro5" table:visibility="filter">
          <table:table-cell office:value-type="string" calcext:value-type="string">
            <text:p>status4evar</text:p>
          </table:table-cell>
          <table:table-cell office:value-type="string" calcext:value-type="string">
            <text:p>Status-4 Evar</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cosmetic</text:p>
          </table:table-cell>
          <table:table-cell/>
          <table:table-cell office:value-type="string" calcext:value-type="string">
            <text:p>https://addons.mozilla.org/en-US/firefox/addon/status-4-evar/?src=search</text:p>
          </table:table-cell>
          <table:table-cell office:value-type="string" calcext:value-type="string">
            <text:p>N/A</text:p>
          </table:table-cell>
          <table:table-cell table:number-columns-repeated="2"/>
        </table:table-row>
        <table:table-row table:style-name="ro5" table:visibility="filter">
          <table:table-cell office:value-type="string" calcext:value-type="string">
            <text:p>switchy</text:p>
          </table:table-cell>
          <table:table-cell office:value-type="string" calcext:value-type="string">
            <text:p>Switchy</text:p>
          </table:table-cell>
          <table:table-cell table:number-columns-repeated="2"/>
          <table:table-cell table:style-name="ce5"/>
          <table:table-cell table:style-name="ce6" office:value-type="boolean" office:boolean-value="true" calcext:value-type="boolean">
            <text:p>TRUE</text:p>
          </table:table-cell>
          <table:table-cell office:value-type="string" calcext:value-type="string">
            <text:p>profile</text:p>
          </table:table-cell>
          <table:table-cell table:style-name="ce6" office:value-type="boolean" office:boolean-value="false" calcext:value-type="boolean">
            <text:p>FALSE</text:p>
          </table:table-cell>
          <table:table-cell table:number-columns-repeated="2"/>
          <table:table-cell office:value-type="string" calcext:value-type="string">
            <text:p>https://addons.mozilla.org/en-US/firefox/addon/switchy/?src=search</text:p>
          </table:table-cell>
          <table:table-cell office:value-type="string" calcext:value-type="string">
            <text:p>N/A</text:p>
          </table:table-cell>
          <table:table-cell table:number-columns-repeated="2"/>
        </table:table-row>
        <table:table-row table:style-name="ro5" table:visibility="filter">
          <table:table-cell office:value-type="string" calcext:value-type="string">
            <text:p>vacuumplacesimproved</text:p>
          </table:table-cell>
          <table:table-cell office:value-type="string" calcext:value-type="string">
            <text:p>Vacuum Places Improved</text:p>
          </table:table-cell>
          <table:table-cell table:number-columns-repeated="2"/>
          <table:table-cell table:style-name="ce5"/>
          <table:table-cell table:style-name="ce6" office:value-type="boolean" office:boolean-value="true" calcext:value-type="boolean">
            <text:p>TRUE</text:p>
          </table:table-cell>
          <table:table-cell/>
          <table:table-cell table:style-name="ce6" office:value-type="boolean" office:boolean-value="false" calcext:value-type="boolean">
            <text:p>FALSE</text:p>
          </table:table-cell>
          <table:table-cell office:value-type="string" calcext:value-type="string">
            <text:p>profile</text:p>
          </table:table-cell>
          <table:table-cell/>
          <table:table-cell office:value-type="string" calcext:value-type="string">
            <text:p>https://addons.mozilla.org/en-US/firefox/addon/vacuum-places-improved/?src=search</text:p>
          </table:table-cell>
          <table:table-cell office:value-type="string" calcext:value-type="string">
            <text:p>N/A</text:p>
          </table:table-cell>
          <table:table-cell table:number-columns-repeated="2"/>
        </table:table-row>
        <table:table-row table:style-name="ro5" table:visibility="filter">
          <table:table-cell office:value-type="string" calcext:value-type="string">
            <text:p>privacybadger</text:p>
          </table:table-cell>
          <table:table-cell office:value-type="string" calcext:value-type="string">
            <text:p>Privacy Badger</text:p>
          </table:table-cell>
          <table:table-cell table:number-columns-repeated="3"/>
          <table:table-cell table:number-columns-repeated="3" table:style-name="ce6" office:value-type="boolean" office:boolean-value="true" calcext:value-type="boolean">
            <text:p>TRUE</text:p>
          </table:table-cell>
          <table:table-cell office:value-type="string" calcext:value-type="string">
            <text:p>security</text:p>
          </table:table-cell>
          <table:table-cell/>
          <table:table-cell office:value-type="string" calcext:value-type="string">
            <text:p>https://addons.mozilla.org/en-US/firefox/addon/privacy-badger17/?src=search</text:p>
          </table:table-cell>
          <table:table-cell table:number-columns-repeated="3"/>
        </table:table-row>
        <table:table-row table:style-name="ro5" table:visibility="filter">
          <table:table-cell office:value-type="string" calcext:value-type="string">
            <text:p>ublock</text:p>
          </table:table-cell>
          <table:table-cell office:value-type="string" calcext:value-type="string">
            <text:p>Ublock Origin</text:p>
          </table:table-cell>
          <table:table-cell/>
          <table:table-cell office:value-type="string" calcext:value-type="string">
            <text:p>Raymond Gorhill</text:p>
          </table:table-cell>
          <table:table-cell table:style-name="ce4"/>
          <table:table-cell table:number-columns-repeated="3" table:style-name="ce6" office:value-type="boolean" office:boolean-value="true" calcext:value-type="boolean">
            <text:p>TRUE</text:p>
          </table:table-cell>
          <table:table-cell office:value-type="string" calcext:value-type="string">
            <text:p>adblocker</text:p>
          </table:table-cell>
          <table:table-cell/>
          <table:table-cell office:value-type="string" calcext:value-type="string">
            <text:p>https://addons.mozilla.org/en-US/firefox/addon/ublock-origin/?src=search</text:p>
          </table:table-cell>
          <table:table-cell table:number-columns-repeated="3"/>
        </table:table-row>
        <table:table-row table:style-name="ro5" table:visibility="filter">
          <table:table-cell office:value-type="string" calcext:value-type="string">
            <text:p>umatrix</text:p>
          </table:table-cell>
          <table:table-cell office:value-type="string" calcext:value-type="string">
            <text:p>Umatrix</text:p>
          </table:table-cell>
          <table:table-cell/>
          <table:table-cell office:value-type="string" calcext:value-type="string">
            <text:p>Raymond Gorhill</text:p>
          </table:table-cell>
          <table:table-cell table:style-name="ce4"/>
          <table:table-cell table:style-name="ce6" office:value-type="boolean" office:boolean-value="true" calcext:value-type="boolean">
            <text:p>TRUE</text:p>
          </table:table-cell>
          <table:table-cell table:style-name="ce6"/>
          <table:table-cell table:style-name="ce6" office:value-type="boolean" office:boolean-value="true" calcext:value-type="boolean">
            <text:p>TRUE</text:p>
          </table:table-cell>
          <table:table-cell office:value-type="string" calcext:value-type="string">
            <text:p>adblocker</text:p>
          </table:table-cell>
          <table:table-cell/>
          <table:table-cell office:value-type="string" calcext:value-type="string">
            <text:p>https://addons.mozilla.org/en-US/firefox/addon/umatrix/?src=search</text:p>
          </table:table-cell>
          <table:table-cell table:number-columns-repeated="3"/>
        </table:table-row>
        <table:table-row table:style-name="ro5" table:visibility="filter">
          <table:table-cell office:value-type="string" calcext:value-type="string">
            <text:p>antdownloader</text:p>
          </table:table-cell>
          <table:table-cell office:value-type="string" calcext:value-type="string">
            <text:p>Ant Video Downloader</text:p>
          </table:table-cell>
          <table:table-cell table:number-columns-repeated="2"/>
          <table:table-cell table:style-name="ce4"/>
          <table:table-cell table:style-name="ce6" office:value-type="boolean" office:boolean-value="true" calcext:value-type="boolean">
            <text:p>TRUE</text:p>
          </table:table-cell>
          <table:table-cell table:style-name="ce6" table:number-columns-repeated="2"/>
          <table:table-cell office:value-type="string" calcext:value-type="string">
            <text:p>download</text:p>
          </table:table-cell>
          <table:table-cell/>
          <table:table-cell office:value-type="string" calcext:value-type="string">
            <text:p>https://addons.mozilla.org/en-US/firefox/addon/video-downloader-player/?src=search</text:p>
          </table:table-cell>
          <table:table-cell office:value-type="string" calcext:value-type="string">
            <text:p>N/A</text:p>
          </table:table-cell>
          <table:table-cell table:number-columns-repeated="2"/>
        </table:table-row>
        <table:table-row table:style-name="ro5" table:visibility="filter">
          <table:table-cell office:value-type="string" calcext:value-type="string">
            <text:p>downloaderhelper</text:p>
          </table:table-cell>
          <table:table-cell office:value-type="string" calcext:value-type="string">
            <text:p>Video Download Helper</text:p>
          </table:table-cell>
          <table:table-cell table:number-columns-repeated="2"/>
          <table:table-cell table:style-name="ce4"/>
          <table:table-cell table:style-name="ce6" table:number-columns-repeated="3"/>
          <table:table-cell office:value-type="string" calcext:value-type="string">
            <text:p>download</text:p>
          </table:table-cell>
          <table:table-cell/>
          <table:table-cell office:value-type="string" calcext:value-type="string">
            <text:p>https://addons.mozilla.org/en-US/firefox/addon/video-downloadhelper/?src=cb-dl-users</text:p>
          </table:table-cell>
          <table:table-cell office:value-type="string" calcext:value-type="string">
            <text:p>N/A</text:p>
          </table:table-cell>
          <table:table-cell table:number-columns-repeated="2"/>
        </table:table-row>
        <table:table-row table:style-name="ro4" table:visibility="filter">
          <table:table-cell table:style-name="Default" office:value-type="string" calcext:value-type="string">
            <text:p>downloadmangertweak</text:p>
          </table:table-cell>
          <table:table-cell office:value-type="string" calcext:value-type="string">
            <text:p>DownloadManagerTweak</text:p>
          </table:table-cell>
          <table:table-cell table:number-columns-repeated="2"/>
          <table:table-cell table:style-name="ce4"/>
          <table:table-cell table:style-name="ce6" office:value-type="boolean" office:boolean-value="true" calcext:value-type="boolean">
            <text:p>TRUE</text:p>
          </table:table-cell>
          <table:table-cell table:style-name="ce6" table:number-columns-repeated="2"/>
          <table:table-cell office:value-type="string" calcext:value-type="string">
            <text:p>download</text:p>
          </table:table-cell>
          <table:table-cell table:number-columns-repeated="2"/>
          <table:table-cell office:value-type="string" calcext:value-type="string">
            <text:p>N/A</text:p>
          </table:table-cell>
          <table:table-cell table:number-columns-repeated="2"/>
        </table:table-row>
        <table:table-row table:style-name="ro4" table:visibility="filter">
          <table:table-cell office:value-type="string" calcext:value-type="string">
            <text:p>downloadstatusbar</text:p>
          </table:table-cell>
          <table:table-cell office:value-type="string" calcext:value-type="string">
            <text:p>Download Statusbar</text:p>
          </table:table-cell>
          <table:table-cell table:number-columns-repeated="2"/>
          <table:table-cell table:style-name="ce4"/>
          <table:table-cell table:style-name="ce6" office:value-type="boolean" office:boolean-value="true" calcext:value-type="boolean">
            <text:p>TRUE</text:p>
          </table:table-cell>
          <table:table-cell table:style-name="ce6" table:number-columns-repeated="2"/>
          <table:table-cell office:value-type="string" calcext:value-type="string">
            <text:p>download</text:p>
          </table:table-cell>
          <table:table-cell table:number-columns-repeated="4"/>
          <table:table-cell office:value-type="string" calcext:value-type="string">
            <text:p>out of date</text:p>
          </table:table-cell>
        </table:table-row>
        <table:table-row table:style-name="ro5" table:visibility="filter">
          <table:table-cell table:style-name="Default" office:value-type="string" calcext:value-type="string">
            <text:p>downloadthemall</text:p>
          </table:table-cell>
          <table:table-cell office:value-type="string" calcext:value-type="string">
            <text:p>DownloadThemAll</text:p>
          </table:table-cell>
          <table:table-cell office:value-type="float" office:value="3.08" calcext:value-type="float">
            <text:p>3.08</text:p>
          </table:table-cell>
          <table:table-cell/>
          <table:table-cell table:style-name="ce4" office:value-type="string" calcext:value-type="string">
            <text:p>Sept 29, 2016</text:p>
          </table:table-cell>
          <table:table-cell table:style-name="ce6" office:value-type="boolean" office:boolean-value="true" calcext:value-type="boolean">
            <text:p>TRUE</text:p>
          </table:table-cell>
          <table:table-cell table:style-name="ce6" table:number-columns-repeated="2"/>
          <table:table-cell office:value-type="string" calcext:value-type="string">
            <text:p>download</text:p>
          </table:table-cell>
          <table:table-cell/>
          <table:table-cell office:value-type="string" calcext:value-type="string">
            <text:p>https://addons.mozilla.org/en-US/firefox/addon/downthemall/?src=cb-dl-mostpopular</text:p>
          </table:table-cell>
          <table:table-cell table:number-columns-repeated="3"/>
        </table:table-row>
        <table:table-row table:style-name="ro5" table:visibility="filter">
          <table:table-cell office:value-type="string" calcext:value-type="string">
            <text:p>hidecaption</text:p>
          </table:table-cell>
          <table:table-cell office:value-type="string" calcext:value-type="string">
            <text:p>Hide Caption Titlebar</text:p>
          </table:table-cell>
          <table:table-cell table:number-columns-repeated="2"/>
          <table:table-cell table:style-name="ce5"/>
          <table:table-cell table:style-name="ce6" office:value-type="boolean" office:boolean-value="true" calcext:value-type="boolean">
            <text:p>TRUE</text:p>
          </table:table-cell>
          <table:table-cell table:number-columns-repeated="4"/>
          <table:table-cell office:value-type="string" calcext:value-type="string">
            <text:p>https://addons.mozilla.org/en-US/firefox/addon/hide-caption-titlebar-plus-sma/?src=search</text:p>
          </table:table-cell>
          <table:table-cell table:number-columns-repeated="3"/>
        </table:table-row>
        <table:table-row table:style-name="ro5" table:visibility="filter">
          <table:table-cell office:value-type="string" calcext:value-type="string">
            <text:p>lazurus</text:p>
          </table:table-cell>
          <table:table-cell office:value-type="string" calcext:value-type="string">
            <text:p>Lazurus: Form Recovery</text:p>
          </table:table-cell>
          <table:table-cell table:number-columns-repeated="2"/>
          <table:table-cell table:style-name="ce5"/>
          <table:table-cell table:style-name="ce6" office:value-type="boolean" office:boolean-value="true" calcext:value-type="boolean">
            <text:p>TRUE</text:p>
          </table:table-cell>
          <table:table-cell/>
          <table:table-cell table:style-name="ce7"/>
          <table:table-cell office:value-type="string" calcext:value-type="string">
            <text:p>form control</text:p>
          </table:table-cell>
          <table:table-cell/>
          <table:table-cell office:value-type="string" calcext:value-type="string">
            <text:p>https://addons.mozilla.org/en-US/firefox/addon/lazarus-form-recovery/?src=search</text:p>
          </table:table-cell>
          <table:table-cell table:number-columns-repeated="3"/>
        </table:table-row>
        <table:table-row table:style-name="ro2" table:visibility="filter">
          <table:table-cell office:value-type="string" calcext:value-type="string">
            <text:p>whatruns</text:p>
          </table:table-cell>
          <table:table-cell office:value-type="string" calcext:value-type="string">
            <text:p>WhatRuns</text:p>
          </table:table-cell>
          <table:table-cell table:number-columns-repeated="3"/>
          <table:table-cell table:style-name="ce6" office:value-type="boolean" office:boolean-value="true" calcext:value-type="boolean">
            <text:p>TRUE</text:p>
          </table:table-cell>
          <table:table-cell table:number-columns-repeated="2"/>
          <table:table-cell office:value-type="string" calcext:value-type="string">
            <text:p>development</text:p>
          </table:table-cell>
          <table:table-cell table:number-columns-repeated="5"/>
        </table:table-row>
        <table:table-row table:style-name="ro5">
          <table:table-cell office:value-type="string" calcext:value-type="string">
            <text:p>privacysettings</text:p>
          </table:table-cell>
          <table:table-cell office:value-type="string" calcext:value-type="string">
            <text:p>Privacy Settings</text:p>
          </table:table-cell>
          <table:table-cell table:number-columns-repeated="3"/>
          <table:table-cell table:style-name="ce6" office:value-type="boolean" office:boolean-value="true" calcext:value-type="boolean">
            <text:p>TRUE</text:p>
          </table:table-cell>
          <table:table-cell table:number-columns-repeated="2"/>
          <table:table-cell office:value-type="string" calcext:value-type="string">
            <text:p>security</text:p>
          </table:table-cell>
          <table:table-cell/>
          <table:table-cell office:value-type="string" calcext:value-type="string">
            <text:p>https://addons.mozilla.org/en-US/firefox/addon/privacy-settings/?src=search</text:p>
          </table:table-cell>
          <table:table-cell table:number-columns-repeated="3"/>
        </table:table-row>
        <table:table-row table:style-name="ro2">
          <table:table-cell office:value-type="string" calcext:value-type="string">
            <text:p>lastpass</text:p>
          </table:table-cell>
          <table:table-cell office:value-type="string" calcext:value-type="string">
            <text:p>Last Pass</text:p>
          </table:table-cell>
          <table:table-cell table:number-columns-repeated="5"/>
          <table:table-cell table:style-name="ce6" office:value-type="boolean" office:boolean-value="true" calcext:value-type="boolean">
            <text:p>TRUE</text:p>
          </table:table-cell>
          <table:table-cell office:value-type="string" calcext:value-type="string">
            <text:p>password</text:p>
          </table:table-cell>
          <table:table-cell table:number-columns-repeated="5"/>
        </table:table-row>
        <table:table-row table:style-name="ro4">
          <table:table-cell office:value-type="string" calcext:value-type="string">
            <text:p>sessionmanager</text:p>
          </table:table-cell>
          <table:table-cell office:value-type="string" calcext:value-type="string">
            <text:p>Session Manager</text:p>
          </table:table-cell>
          <table:table-cell table:number-columns-repeated="8"/>
          <table:table-cell office:value-type="string" calcext:value-type="string">
            <text:p><text:a xlink:href="http://sessionmanager.mozdev.org/" xlink:type="simple">http://sessionmanager.mozdev.org/</text:a></text:p>
          </table:table-cell>
          <table:table-cell table:number-columns-repeated="3"/>
        </table:table-row>
        <table:table-row table:style-name="ro4">
          <table:table-cell office:value-type="string" calcext:value-type="string">
            <text:p>showip</text:p>
          </table:table-cell>
          <table:table-cell office:value-type="string" calcext:value-type="string">
            <text:p>Show IP</text:p>
          </table:table-cell>
          <table:table-cell table:number-columns-repeated="8"/>
          <table:table-cell office:value-type="string" calcext:value-type="string">
            <text:p>http://code.google.com/p/firefox-showip/</text:p>
          </table:table-cell>
          <table:table-cell table:number-columns-repeated="3"/>
        </table:table-row>
        <table:table-row table:style-name="ro6">
          <table:table-cell office:value-type="string" calcext:value-type="string">
            <text:p>shortlyURL</text:p>
          </table:table-cell>
          <table:table-cell office:value-type="string" calcext:value-type="string">
            <text:p>Shortly URL Shortener</text:p>
          </table:table-cell>
          <table:table-cell table:number-columns-repeated="6"/>
          <table:table-cell office:value-type="string" calcext:value-type="string">
            <text:p>shortener</text:p>
          </table:table-cell>
          <table:table-cell/>
          <table:table-cell office:value-type="string" calcext:value-type="string">
            <text:p>https://addons.mozilla.org/en-US/firefox/addon/shortly-url-shortener/?src=collection&amp;amp;collection_id=1e168743-04ef-e0f0-9d1f-2f01da8422f0</text:p>
          </table:table-cell>
          <table:table-cell table:number-columns-repeated="3"/>
        </table:table-row>
        <table:table-row table:style-name="ro5">
          <table:table-cell office:value-type="string" calcext:value-type="string">
            <text:p>useragentswitcher</text:p>
          </table:table-cell>
          <table:table-cell office:value-type="string" calcext:value-type="string">
            <text:p>User Agent Switcher</text:p>
          </table:table-cell>
          <table:table-cell table:number-columns-repeated="8"/>
          <table:table-cell office:value-type="string" calcext:value-type="string">
            <text:p>https://addons.mozilla.org/en-US/firefox/addon/user-agent-switcher/?src=ss</text:p>
          </table:table-cell>
          <table:table-cell table:number-columns-repeated="3"/>
        </table:table-row>
        <table:table-row table:style-name="ro2">
          <table:table-cell office:value-type="string" calcext:value-type="string">
            <text:p>unshortenit</text:p>
          </table:table-cell>
          <table:table-cell office:value-type="string" calcext:value-type="string">
            <text:p>Unshorten It</text:p>
          </table:table-cell>
          <table:table-cell table:number-columns-repeated="6"/>
          <table:table-cell office:value-type="string" calcext:value-type="string">
            <text:p>shortener</text:p>
          </table:table-cell>
          <table:table-cell/>
          <table:table-cell office:value-type="string" calcext:value-type="string">
            <text:p>http://www.unshorten.it/</text:p>
          </table:table-cell>
          <table:table-cell table:number-columns-repeated="3"/>
        </table:table-row>
        <table:table-row table:style-name="ro4">
          <table:table-cell office:value-type="string" calcext:value-type="string">
            <text:p>reloadplus</text:p>
          </table:table-cell>
          <table:table-cell office:value-type="string" calcext:value-type="string">
            <text:p>Reload Plus</text:p>
          </table:table-cell>
          <table:table-cell table:number-columns-repeated="8"/>
          <table:table-cell office:value-type="string" calcext:value-type="string">
            <text:p>https://addons.mozilla.org/en-US/firefox/addon/reload-plus</text:p>
          </table:table-cell>
          <table:table-cell table:number-columns-repeated="3"/>
        </table:table-row>
        <table:table-row table:style-name="ro5">
          <table:table-cell office:value-type="string" calcext:value-type="string">
            <text:p>maf</text:p>
          </table:table-cell>
          <table:table-cell office:value-type="string" calcext:value-type="string">
            <text:p>Mozilla Archive Format</text:p>
          </table:table-cell>
          <table:table-cell table:number-columns-repeated="12"/>
        </table:table-row>
        <table:table-row table:style-name="ro4">
          <table:table-cell office:value-type="string" calcext:value-type="string">
            <text:p>flashvideodownloader</text:p>
          </table:table-cell>
          <table:table-cell office:value-type="string" calcext:value-type="string">
            <text:p>Flash Video Downloader</text:p>
          </table:table-cell>
          <table:table-cell table:number-columns-repeated="8"/>
          <table:table-cell office:value-type="string" calcext:value-type="string">
            <text:p>http://www.flashvideodownloader.org/</text:p>
          </table:table-cell>
          <table:table-cell table:number-columns-repeated="3"/>
        </table:table-row>
        <table:table-row table:style-name="ro4">
          <table:table-cell office:value-type="string" calcext:value-type="string">
            <text:p>locationbarenhancer</text:p>
          </table:table-cell>
          <table:table-cell office:value-type="string" calcext:value-type="string">
            <text:p>Location Bar Enhancer</text:p>
          </table:table-cell>
          <table:table-cell table:number-columns-repeated="12"/>
        </table:table-row>
        <table:table-row table:style-name="ro2">
          <table:table-cell office:value-type="string" calcext:value-type="string">
            <text:p>onmisidebar</text:p>
          </table:table-cell>
          <table:table-cell table:number-columns-repeated="13"/>
        </table:table-row>
        <table:table-row table:style-name="ro2" table:number-rows-repeated="1048539">
          <table:table-cell table:number-columns-repeated="14"/>
        </table:table-row>
        <table:table-row table:style-name="ro2">
          <table:table-cell table:number-columns-repeated="14"/>
        </table:table-row>
      </table:table>
      <table:named-expressions/>
      <table:database-ranges>
        <table:database-range table:name="__Anonymous_Sheet_DB__0" table:target-range-address="browserDescript.A1:browserDescript.D1048576" table:display-filter-buttons="true" table:orientation="column">
          <table:filter>
            <table:filter-and>
              <table:filter-condition table:field-number="2" table:data-type="number" table:value="66" table:operator="="/>
            </table:filter-and>
          </table:filter>
        </table:database-range>
        <table:database-range table:name="__Anonymous_Sheet_DB__2" table:target-range-address="mainApp.A1:mainApp.K51" table:display-filter-buttons="true">
          <table:filter>
            <table:filter-and>
              <table:filter-condition table:field-number="5" table:data-type="number" table:value="66" table:operator="empty"/>
              <table:filter-condition table:field-number="1" table:data-type="number" table:value="66" table:operator="empty"/>
            </table:filter-and>
          </table:filter>
          <table:sort>
            <table:sort-by table:field-number="0" table:data-type="automatic"/>
          </table:sort>
        </table:database-range>
        <table:database-range table:name="__Anonymous_Sheet_DB__3" table:target-range-address="mainBrowser.A1:mainBrowser.K25" table:display-filter-buttons="true">
          <table:filter>
            <table:filter-and>
              <table:filter-condition table:field-number="7" table:data-type="number" table:value="67" table:operator="="/>
              <table:filter-condition table:field-number="10" table:data-type="number" table:value="66" table:operator="="/>
            </table:filter-and>
          </table:filter>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Clear Sans" style:font-family-asian="'Clear Sans'" style:font-family-generic-asian="system" style:font-pitch-asian="variable" style:font-name-complex="Lohit Marathi" style:font-family-complex="'Lohit Marath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17">00/00/0000</text:date>, <text:time style:data-style-name="N2" text:time-value="12:44:29.2353253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42:16.376802188</meta:creation-date>
    <meta:generator>LibreOffice/5.4.1.2.0$Linux_X86_64 LibreOffice_project/40m0$Build-2</meta:generator>
    <dc:date>2017-09-17T14:43:18.705161337</dc:date>
    <meta:editing-duration>PT9H23M27S</meta:editing-duration>
    <meta:editing-cycles>72</meta:editing-cycles>
    <meta:document-statistic meta:table-count="4" meta:cell-count="661" meta:object-count="0"/>
  </office:meta>
</office:document-meta>
</file>